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name-asian="SimSun" style:font-size-asian="20pt" style:font-style-asian="normal" style:font-weight-asian="normal" style:font-name-complex="Tahoma" style:font-size-complex="20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Subtitle"><text:initial-creator>rosenstrauch</text:initial-creator></text:p>
      <table:table table:name="Table1" table:style-name="Table1" table:template-name="TableWithFirstColumn">
        <table:table-column table:style-name="Table1.A" table:number-columns-repeated="2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</table:table>
      <text:p text:style-name="Org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ustomTableParagraph" style:family="paragraph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>
      <style:paragraph-properties fo:text-align="start" style:justify-single-word="false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>
      <style:paragraph-properties fo:text-align="start" style:justify-single-word="false"/>
      <style:text-properties fo:color="#ffffff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TableWithFirstColumn.1" style:family="table-cell">
      <style:table-cell-properties fo:border-left="0.06pt solid #000000" fo:border-right="0.06pt solid #000000" fo:border-top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2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3" style:family="table-cell">
      <style:table-cell-properties fo:background-color="#eeeeee" fo:border-lef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4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5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6" style:family="table-cell">
      <style:table-cell-properties fo:background-color="#eeeeee" fo:border-lef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7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8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9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0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1" style:family="table-cell">
      <style:table-cell-properties fo:background-color="#eeeeee" fo:border-left="0.06pt solid #000000" fo:border-top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2" style:family="table-cell">
      <style:table-cell-properties fo:border-left="0.06pt solid #000000" fo:border-right="0.06pt solid #000000" fo:border-top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3" style:family="table-cell">
      <style:table-cell-properties fo:background-color="#eeeeee" fo:border-lef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4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5" style:family="table-cell">
      <style:table-cell-properties fo:border-left="0.06pt solid #000000" fo:border-right="0.06pt solid #000000" fo:border-top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style:style style:name="TableWithFirstColumn.16" style:family="table-cell">
      <style:table-cell-properties fo:border-left="0.06pt solid #000000" fo:border-right="0.06pt solid #000000" fo:border-bottom="0.06pt solid #000000"/>
      <style:paragraph-properties fo:text-align="center"/>
      <style:text-properties style:use-window-font-color="true" fo:font-size="20pt" style:font-name="Arial" fo:font-family="Arial" style:font-family-generic="swiss" style:font-size-asian="20pt" style:font-name-asian="SimSun" style:font-family-asian="SimSun" style:font-size-complex="20pt" style:font-name-complex="Tahoma" style:font-family-complex="Tahoma"/>
    </style:style>
    <table:table-template table:name="TableWithFirstColumn" table:first-row-end-column="row" table:first-row-start-column="column" table:last-row-end-column="row" table:last-row-start-column="column">
      <table:first-row table:style-name="TableWithFirstColumn.1"/>
      <table:last-row table:style-name="TableWithFirstColumn.2"/>
      <table:first-column table:style-name="TableWithFirstColumn.3"/>
      <table:last-column table:style-name="TableWithFirstColumn.4"/>
      <table:body table:style-name="TableWithFirstColumn.9"/>
      <table:even-rows table:style-name="TableWithFirstColumn.5"/>
      <table:odd-rows table:style-name="TableWithFirstColumn.6"/>
      <table:even-columns table:style-name="TableWithFirstColumn.7"/>
      <table:odd-columns table:style-name="TableWithFirstColumn.8"/>
      <table:background table:style-name="TableWithFirstColumn.10"/>
      <loext:first-row-even-column table:style-name="TableWithFirstColumn.15"/>
      <loext:last-row-even-column table:style-name="TableWithFirstColumn.16"/>
      <loext:first-row-end-column table:style-name="TableWithFirstColumn.12"/>
      <loext:first-row-start-column table:style-name="TableWithFirstColumn.11"/>
      <loext:last-row-end-column table:style-name="TableWithFirstColumn.14"/>
      <loext:last-row-start-column table:style-name="TableWithFirstColumn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nstrauch</meta:initial-creator>
    <dc:date>2017-07-10T21:25:23.793688106</dc:date>
    <meta:creation-date>2017-07-10T20:57:19</meta:creation-date>
    <meta:generator>LibreOffice/5.3.4.2$Linux_X86_64 LibreOffice_project/30m0$Build-2</meta:generator>
    <meta:keyword/>
    <dc:subject/>
    <dc:title/>
    <meta:editing-duration>PT1M34S</meta:editing-duration>
    <meta:editing-cycles>1</meta:editing-cycles>
    <meta:document-statistic meta:table-count="1" meta:image-count="0" meta:object-count="0" meta:page-count="1" meta:paragraph-count="5" meta:word-count="5" meta:character-count="16" meta:non-whitespace-character-count="16"/>
  </office:meta>
</office:document-meta>
</file>